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fo:font-size="12pt" officeooo:rsid="0041573e" officeooo:paragraph-rsid="0041573e" style:font-size-asian="12pt" style:font-size-complex="12pt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text-properties fo:background-color="#000000"/>
    </style:style>
    <style:style style:name="P5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6" style:family="paragraph" style:parent-style-name="Standard">
      <style:text-properties fo:font-size="12pt" officeooo:rsid="0041573e" officeooo:paragraph-rsid="0041573e" style:font-size-asian="12pt" style:font-size-complex="12pt"/>
    </style:style>
    <style:style style:name="P7" style:family="paragraph" style:parent-style-name="Standard">
      <style:text-properties fo:color="#2a6099" style:font-name="Times New Roman1" fo:font-size="12pt" officeooo:paragraph-rsid="0027f546" style:font-size-asian="12pt" style:font-size-complex="12pt"/>
    </style:style>
    <style:style style:name="P8" style:family="paragraph" style:parent-style-name="question">
      <style:text-properties officeooo:paragraph-rsid="0027f546"/>
    </style:style>
    <style:style style:name="P9" style:family="paragraph" style:parent-style-name="question">
      <style:text-properties officeooo:rsid="004256f5" officeooo:paragraph-rsid="004256f5"/>
    </style:style>
    <style:style style:name="P10" style:family="paragraph" style:parent-style-name="question">
      <loext:graphic-properties draw:fill="none"/>
      <style:paragraph-properties fo:margin-left="0cm" fo:margin-right="0cm" fo:text-indent="0cm" style:auto-text-indent="false" fo:background-color="transparent" fo:padding="0.049cm" fo:border="none"/>
      <style:text-properties officeooo:paragraph-rsid="0027f546"/>
    </style:style>
    <style:style style:name="P11" style:family="paragraph" style:parent-style-name="codeSource">
      <loext:graphic-properties draw:fill="none"/>
      <style:paragraph-properties fo:background-color="transparent" fo:padding="0.049cm" fo:border="none" style:shadow="none"/>
    </style:style>
    <style:style style:name="P12" style:family="paragraph" style:parent-style-name="codeSource">
      <style:paragraph-properties fo:padding="0.049cm" fo:border="none" style:shadow="none"/>
      <style:text-properties fo:color="#2a6099" style:font-name="Times New Roman" fo:font-size="12pt" fo:background-color="transparent" style:font-size-asian="12pt" style:font-size-complex="12pt"/>
    </style:style>
    <style:style style:name="T1" style:family="text">
      <style:text-properties officeooo:rsid="0039d017"/>
    </style:style>
    <style:style style:name="T2" style:family="text">
      <style:text-properties officeooo:rsid="003fed5d"/>
    </style:style>
    <style:style style:name="T3" style:family="text">
      <style:text-properties officeooo:rsid="0041573e"/>
    </style:style>
    <style:style style:name="T4" style:family="text">
      <style:text-properties officeooo:rsid="004256f5"/>
    </style:style>
    <style:style style:name="T5" style:family="text">
      <style:text-properties officeooo:rsid="004260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cc" fo:font-weight="bold" officeooo:rsid="004256f5" style:font-weight-asian="bold" style:font-weight-complex="bold"/>
    </style:style>
    <style:style style:name="T8" style:family="text">
      <style:text-properties fo:background-color="#000000" loext:char-shading-value="0"/>
    </style:style>
    <style:style style:name="T9" style:family="text">
      <style:text-properties officeooo:rsid="0045e35b" fo:background-color="#000000" loext:char-shading-value="0"/>
    </style:style>
    <style:style style:name="T10" style:family="text">
      <style:text-properties officeooo:rsid="00426022" fo:background-color="#000000" loext:char-shading-value="0"/>
    </style:style>
    <style:style style:name="T11" style:family="text">
      <style:text-properties officeooo:rsid="00470e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5" text:outline-level="4"><text:tab/><text:tab/>S<text:span text:style-name="T1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11">Arguments de la ligne de commande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<text:span text:style-name="T3">Utilisation de argc et argv</text:span> en C</text:p>
          </table:table-cell>
        </table:table-row>
      </table:table>
      <text:p text:style-name="P2"/>
      <text:p text:style-name="P2">On rappel que pour pouvoir utiliser les arguments de la ligne de commande le programme principal doit avoir l'aspect suivant :</text:p>
      <text:p text:style-name="P2"/>
      <text:p text:style-name="codeSource">int main(int argc, char *argv[])</text:p>
      <text:p text:style-name="codeSource">{</text:p>
      <text:p text:style-name="codeSource"/>
      <text:p text:style-name="codeSource">return 0;</text:p>
      <text:p text:style-name="codeSource">}</text:p>
      <text:list xml:id="list2980515934" text:style-name="Numbering_20_1">
        <text:list-header>
          <text:p text:style-name="P10"/>
        </text:list-header>
        <text:list-item>
          <text:p text:style-name="P8"><text:span text:style-name="T11">Écrivez un programme permettant d'afficher l'ensemble des arguments passés en ligne de commande (pour rappel, le fichier exécutable de votre programme se trouve dans le sous répertoire de votre projet </text:span><text:span text:style-name="T7">dist/Debug/GNU-Linux</text:span><text:span text:style-name="T4">)</text:span>. </text:p>
        </text:list-item>
      </text:list>
      <text:p text:style-name="P7">//char **argv &lt;-&gt; char argv[NBCHAINE][LONGUEUERSCHAINES]</text:p>
      <text:p text:style-name="P7">int main(int argc, char** argv) {</text:p>
      <text:p text:style-name="P7"><text:s text:c="4"/>int i;</text:p>
      <text:p text:style-name="P7"><text:s text:c="4"/>printf("Il y a %d paramètres\n",argc);</text:p>
      <text:p text:style-name="P7"><text:s text:c="4"/>//affichage des chaînes du tableau argv</text:p>
      <text:p text:style-name="P7"><text:s text:c="4"/>for(i=0 ; i&lt;argc ; i++){</text:p>
      <text:p text:style-name="P7"><text:s text:c="8"/>printf("argument %d : %s\n",i,argv[i]);</text:p>
      <text:p text:style-name="P7"><text:s text:c="4"/>}</text:p>
      <text:p text:style-name="P7"/>
      <text:p text:style-name="P7"><text:s text:c="4"/>return (EXIT_SUCCESS);</text:p>
      <text:p text:style-name="P7">}</text:p>
      <text:p text:style-name="P1"/>
      <text:list xml:id="list115934610169746" text:continue-numbering="true" text:style-name="Numbering_20_1">
        <text:list-item>
          <text:p text:style-name="P9"><text:span text:style-name="T11">Écrivez</text:span> un programme "<text:span text:style-name="T6">operation</text:span>" qui prendra en paramètre de la ligne de commande une opération, deux valeurs <text:span text:style-name="T5">réelles </text:span>et affichera le résultat.</text:p>
        </text:list-item>
      </text:list>
      <text:p text:style-name="P11"/>
      <text:p text:style-name="codeSource">Exemple :</text:p>
      <text:p text:style-name="P4">./operation + 5 6.<text:span text:style-name="T5">5</text:span></text:p>
      <text:p text:style-name="codeSource">affichera : <text:span text:style-name="T8">5</text:span><text:span text:style-name="T9">.00</text:span><text:span text:style-name="T8"> + 6</text:span><text:span text:style-name="T9">.50</text:span><text:span text:style-name="T8"> = 11.</text:span><text:span text:style-name="T10">50</text:span></text:p>
      <text:p text:style-name="P4">./operation * <text:span text:style-name="T4">3.5 2</text:span></text:p>
      <text:p text:style-name="codeSource">affichera : <text:span text:style-name="T8">3.</text:span><text:span text:style-name="T10">50</text:span><text:span text:style-name="T8"> * </text:span><text:span text:style-name="T10">2.00</text:span><text:span text:style-name="T8"> = </text:span><text:span text:style-name="T10">7.00</text:span></text:p>
      <text:p text:style-name="P12"><text:span text:style-name="T5">char operateur;</text:span></text:p>
      <text:p text:style-name="P12"><text:span text:style-name="T5"><text:s text:c="4"/>float val1;</text:span></text:p>
      <text:p text:style-name="P12"><text:span text:style-name="T5"><text:s text:c="4"/>float val2;</text:span></text:p>
      <text:p text:style-name="P12"><text:span text:style-name="T5"><text:s text:c="4"/>float resultat;</text:span></text:p>
      <text:p text:style-name="P12"><text:span text:style-name="T5"><text:s text:c="4"/>//s'il n'y a pas 3 arguments après le nom de l'exécutable, sortir du programme</text:span></text:p>
      <text:p text:style-name="P12"><text:span text:style-name="T5"><text:s text:c="4"/>if(argc!=4){</text:span></text:p>
      <text:p text:style-name="P12"><text:span text:style-name="T5"><text:s text:c="8"/>printf("usage : %s operateur val1 val2\n",argv[0]);</text:span></text:p>
      <text:p text:style-name="P12"><text:span text:style-name="T5"><text:s text:c="8"/>exit(0);</text:span></text:p>
      <text:p text:style-name="P12"><text:span text:style-name="T5"><text:s text:c="4"/>}</text:span></text:p>
      <text:p text:style-name="P12"><text:span text:style-name="T5"><text:s text:c="4"/>//convertion des arguments et affectation dans les variables correspondantes</text:span></text:p>
      <text:p text:style-name="P12"><text:span text:style-name="T5"><text:s text:c="4"/>sscanf(argv[1],"%c",&amp;operateur);</text:span></text:p>
      <text:p text:style-name="P12"><text:span text:style-name="T5"><text:s text:c="4"/>sscanf(argv[2],"%f",&amp;val1);</text:span></text:p>
      <text:p text:style-name="P12"><text:soft-page-break/><text:span text:style-name="T5"><text:s text:c="4"/>sscanf(argv[3],"%f",&amp;val2);</text:span></text:p>
      <text:p text:style-name="P12"><text:span text:style-name="T5"><text:s text:c="4"/>//tester l'opérateur et affecter le résultat</text:span></text:p>
      <text:p text:style-name="P12"><text:span text:style-name="T5"><text:s text:c="4"/>switch (operateur){</text:span></text:p>
      <text:p text:style-name="P12"><text:span text:style-name="T5"><text:s text:c="8"/>case '+' :</text:span></text:p>
      <text:p text:style-name="P12"><text:span text:style-name="T5"><text:s text:c="12"/>resultat=val1+val2;</text:span></text:p>
      <text:p text:style-name="P12"><text:span text:style-name="T5"><text:s text:c="12"/>break;</text:span></text:p>
      <text:p text:style-name="P12"><text:span text:style-name="T5"><text:s text:c="8"/>case '-':</text:span></text:p>
      <text:p text:style-name="P12"><text:span text:style-name="T5"><text:s text:c="12"/>resultat=val1-val2;</text:span></text:p>
      <text:p text:style-name="P12"><text:span text:style-name="T5"><text:s text:c="12"/>break;</text:span></text:p>
      <text:p text:style-name="P12"><text:span text:style-name="T5"><text:s text:c="8"/>case'x':</text:span></text:p>
      <text:p text:style-name="P12"><text:span text:style-name="T5"><text:s text:c="12"/>resultat=val1*val2;</text:span></text:p>
      <text:p text:style-name="P12"><text:span text:style-name="T5"><text:s text:c="12"/>break;</text:span></text:p>
      <text:p text:style-name="P12"><text:span text:style-name="T5"><text:s text:c="8"/>case '/':</text:span></text:p>
      <text:p text:style-name="P12"><text:span text:style-name="T5"><text:s text:c="12"/>resultat=val1/val2;</text:span></text:p>
      <text:p text:style-name="P12"><text:span text:style-name="T5"><text:s text:c="12"/>break;</text:span></text:p>
      <text:p text:style-name="P12"><text:span text:style-name="T5"><text:s text:c="4"/>}</text:span></text:p>
      <text:p text:style-name="P12"><text:span text:style-name="T5"><text:s text:c="4"/>//afficher le résultat de l'opération</text:span></text:p>
      <text:p text:style-name="P12"><text:span text:style-name="T5"><text:s text:c="4"/>printf("%.2f %c %.2f = %.2f\n", val1,operateur,val2,resultat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2T11:59:33.937037245</dc:date>
    <dc:language>en-US</dc:language>
    <meta:editing-cycles>60</meta:editing-cycles>
    <meta:editing-duration>PT18H45M12S</meta:editing-duration>
    <meta:document-statistic meta:table-count="1" meta:image-count="0" meta:object-count="0" meta:page-count="2" meta:paragraph-count="55" meta:word-count="246" meta:character-count="1910" meta:non-whitespace-character-count="1481"/>
    <meta:user-defined meta:name="Info 1"/>
    <meta:user-defined meta:name="Info 2"/>
    <meta:user-defined meta:name="Info 3"/>
    <meta:user-defined meta:name="Info 4"/>
  </office:meta>
</office:document-meta>
</file>